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NewRomanPSMT" fo:font-size="12pt"/>
    </style:style>
    <style:style style:name="P2" style:family="paragraph" style:parent-style-name="Standard" style:list-style-name="L1"/>
    <style:style style:name="P3" style:family="paragraph" style:parent-style-name="Table_20_Contents">
      <style:paragraph-properties fo:margin-top="0in" fo:margin-bottom="0in"/>
    </style:style>
    <style:style style:name="P4" style:family="paragraph" style:parent-style-name="Table_20_Contents">
      <style:paragraph-properties fo:margin-top="0in" fo:margin-bottom="0in" fo:text-align="center" style:justify-single-word="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Table_20_Heading">
      <style:paragraph-properties fo:margin-top="0in" fo:margin-bottom="0in"/>
    </style:style>
    <style:style style:name="P14" style:family="paragraph" style:parent-style-name="Table_20_Contents">
      <style:paragraph-properties fo:margin-top="0in" fo:margin-bottom="0in"/>
    </style:style>
    <style:style style:name="P15" style:family="paragraph" style:parent-style-name="Table_20_Contents">
      <style:paragraph-properties fo:margin-top="0in" fo:margin-bottom="0in" fo:text-align="center" style:justify-single-word="false"/>
    </style:style>
    <style:style style:name="P16" style:family="paragraph" style:parent-style-name="Heading_20_1" style:master-page-name="First_20_Page">
      <style:paragraph-properties style:page-number="auto"/>
    </style:style>
    <style:style style:name="P17" style:family="paragraph" style:parent-style-name="Table_20_Contents">
      <style:paragraph-properties fo:margin-top="0in" fo:margin-bottom="0in"/>
    </style:style>
    <style:style style:name="P18" style:family="paragraph" style:parent-style-name="Table_20_Contents">
      <style:paragraph-properties fo:margin-top="0in" fo:margin-bottom="0in" fo:text-align="center" style:justify-single-word="fals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text-properties style:font-name="TimesNewRomanPSMT" fo:font-size="12pt"/>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76175744" text:id="ct176175744">
          <text:deletion>
            <office:change-info>
              <dc:creator>Bob Jacobsen</dc:creator>
              <dc:date>2013-04-13T19:37:00</dc:date>
            </office:change-info>
            <text:p text:style-name="P1">For more information on format and presentation, see: </text:p>
            <text:p text:style-name="Standard">OpenLCB Common Information Technical Note</text:p>
            <text:p text:style-name="P1"/>
          </text:deletion>
        </text:changed-region>
        <text:changed-region xml:id="ct176175904" text:id="ct176175904">
          <text:insertion>
            <office:change-info>
              <dc:creator>Bob Jacobsen</dc:creator>
              <dc:date>2013-04-13T19:36:00</dc:date>
            </office:change-info>
          </text:insertion>
        </text:changed-region>
        <text:changed-region xml:id="ct176176320" text:id="ct176176320">
          <text:deletion>
            <office:change-info>
              <dc:creator>Bob Jacobsen</dc:creator>
              <dc:date>2013-04-13T19:36:00</dc:date>
            </office:change-info>
            <text:p text:style-name="P1">Requires implementation of datagram protocol.</text:p>
          </text:deletion>
        </text:changed-region>
        <text:changed-region xml:id="ct482584560" text:id="ct482584560">
          <text:insertion>
            <office:change-info>
              <dc:creator>Bob Jacobsen</dc:creator>
              <dc:date>2013-04-13T19:36:00</dc:date>
            </office:change-info>
          </text:insertion>
        </text:changed-region>
        <text:changed-region xml:id="ct176179568" text:id="ct176179568">
          <text:insertion>
            <office:change-info>
              <dc:creator>Bob Jacobsen</dc:creator>
              <dc:date>2013-04-13T19:38:00</dc:date>
            </office:change-info>
          </text:insertion>
        </text:changed-region>
        <text:changed-region xml:id="ct176179696" text:id="ct176179696">
          <text:deletion>
            <office:change-info>
              <dc:creator>Bob Jacobsen</dc:creator>
              <dc:date>2013-04-13T19:37:00</dc:date>
            </office:change-info>
            <text:list xml:id="list7347860732923856732" text:style-name="L1">
              <text:list-item>
                <text:p text:style-name="P2"/>
              </text:list-item>
              <text:list-item>
                <text:p text:style-name="P2">Must also implement Protocol Identification Protocol, identifying support for this protocol and for datagrams, and perhaps for streams. (That's required to simplify discovery of a datagram-based protocol.)</text:p>
              </text:list-item>
            </text:list>
          </text:deletion>
        </text:changed-region>
        <text:changed-region xml:id="ct176179824" text:id="ct176179824">
          <text:insertion>
            <office:change-info>
              <dc:creator>Bob Jacobsen</dc:creator>
              <dc:date>2013-04-13T19:38:00</dc:date>
            </office:change-info>
          </text:insertion>
        </text:changed-region>
        <text:changed-region xml:id="ct482584928" text:id="ct482584928">
          <text:insertion>
            <office:change-info>
              <dc:creator>Bob Jacobsen</dc:creator>
              <dc:date>2013-04-13T19:39:00</dc:date>
            </office:change-info>
          </text:insertion>
        </text:changed-region>
        <text:changed-region xml:id="ct176179264" text:id="ct176179264">
          <text:insertion>
            <office:change-info>
              <dc:creator>Bob Jacobsen</dc:creator>
              <dc:date>2013-04-13T19:34:00</dc:date>
            </office:change-info>
          </text:insertion>
        </text:changed-region>
        <text:changed-region xml:id="ct482585424" text:id="ct482585424">
          <text:deletion>
            <office:change-info>
              <dc:creator>Bob Jacobsen</dc:creator>
              <dc:date>2013-04-13T19:39:00</dc:date>
            </office:change-info>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deletion>
        </text:changed-region>
        <text:changed-region xml:id="ct482585600" text:id="ct482585600">
          <text:insertion>
            <office:change-info>
              <dc:creator>Bob Jacobsen</dc:creator>
              <dc:date>2013-04-13T19:39:00</dc:date>
            </office:change-info>
          </text:insertion>
        </text:changed-region>
        <text:changed-region xml:id="ct482585056" text:id="ct482585056">
          <text:deletion>
            <office:change-info>
              <dc:creator>Bob Jacobsen</dc:creator>
              <dc:date>2013-04-13T19:41:00</dc:date>
            </office:change-info>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
          </text:deletion>
        </text:changed-region>
        <text:changed-region xml:id="ct129298192" text:id="ct129298192">
          <text:deletion>
            <office:change-info>
              <dc:creator>Bob Jacobsen</dc:creator>
              <dc:date>2013-04-20T20:07:00</dc:date>
            </office:change-info>
            <text:p text:style-name="P3">3</text:p>
          </text:deletion>
        </text:changed-region>
        <text:changed-region xml:id="ct503890432" text:id="ct503890432">
          <text:insertion>
            <office:change-info>
              <dc:creator>Bob Jacobsen</dc:creator>
              <dc:date>2013-04-20T20:07:00</dc:date>
            </office:change-info>
          </text:insertion>
        </text:changed-region>
        <text:changed-region xml:id="ct503440896" text:id="ct503440896">
          <text:deletion>
            <office:change-info>
              <dc:creator>Bob Jacobsen</dc:creator>
              <dc:date>2013-04-20T20:07:00</dc:date>
            </office:change-info>
            <text:p text:style-name="P3">2</text:p>
          </text:deletion>
        </text:changed-region>
        <text:changed-region xml:id="ct129219312" text:id="ct129219312">
          <text:insertion>
            <office:change-info>
              <dc:creator>Bob Jacobsen</dc:creator>
              <dc:date>2013-04-20T20:07:00</dc:date>
            </office:change-info>
          </text:insertion>
        </text:changed-region>
        <text:changed-region xml:id="ct129305552" text:id="ct129305552">
          <text:deletion>
            <office:change-info>
              <dc:creator>Bob Jacobsen</dc:creator>
              <dc:date>2013-04-20T20:07:00</dc:date>
            </office:change-info>
            <text:p text:style-name="P3">1</text:p>
          </text:deletion>
        </text:changed-region>
        <text:changed-region xml:id="ct532516432" text:id="ct532516432">
          <text:insertion>
            <office:change-info>
              <dc:creator>Bob Jacobsen</dc:creator>
              <dc:date>2013-04-20T20:07:00</dc:date>
            </office:change-info>
          </text:insertion>
        </text:changed-region>
        <text:changed-region xml:id="ct129307136" text:id="ct129307136">
          <text:deletion>
            <office:change-info>
              <dc:creator>Bob Jacobsen</dc:creator>
              <dc:date>2013-04-20T20:07:00</dc:date>
            </office:change-info>
            <text:p text:style-name="P3">0</text:p>
          </text:deletion>
        </text:changed-region>
        <text:changed-region xml:id="ct540223760" text:id="ct540223760">
          <text:insertion>
            <office:change-info>
              <dc:creator>Bob Jacobsen</dc:creator>
              <dc:date>2013-04-20T20:07:00</dc:date>
            </office:change-info>
          </text:insertion>
        </text:changed-region>
        <text:changed-region xml:id="ct540029248" text:id="ct540029248">
          <text:deletion>
            <office:change-info>
              <dc:creator>Bob Jacobsen</dc:creator>
              <dc:date>2013-04-20T20:07:00</dc:date>
            </office:change-info>
            <text:p text:style-name="P3">3</text:p>
          </text:deletion>
        </text:changed-region>
        <text:changed-region xml:id="ct532514704" text:id="ct532514704">
          <text:insertion>
            <office:change-info>
              <dc:creator>Bob Jacobsen</dc:creator>
              <dc:date>2013-04-20T20:07:00</dc:date>
            </office:change-info>
          </text:insertion>
        </text:changed-region>
        <text:changed-region xml:id="ct129324144" text:id="ct129324144">
          <text:deletion>
            <office:change-info>
              <dc:creator>Bob Jacobsen</dc:creator>
              <dc:date>2013-04-20T20:07:00</dc:date>
            </office:change-info>
            <text:p text:style-name="P3">2</text:p>
          </text:deletion>
        </text:changed-region>
        <text:changed-region xml:id="ct532431936" text:id="ct532431936">
          <text:insertion>
            <office:change-info>
              <dc:creator>Bob Jacobsen</dc:creator>
              <dc:date>2013-04-20T20:07:00</dc:date>
            </office:change-info>
          </text:insertion>
        </text:changed-region>
        <text:changed-region xml:id="ct129299152" text:id="ct129299152">
          <text:deletion>
            <office:change-info>
              <dc:creator>Bob Jacobsen</dc:creator>
              <dc:date>2013-04-20T20:07:00</dc:date>
            </office:change-info>
            <text:p text:style-name="P3">1</text:p>
          </text:deletion>
        </text:changed-region>
        <text:changed-region xml:id="ct541043056" text:id="ct541043056">
          <text:insertion>
            <office:change-info>
              <dc:creator>Bob Jacobsen</dc:creator>
              <dc:date>2013-04-20T20:07:00</dc:date>
            </office:change-info>
          </text:insertion>
        </text:changed-region>
        <text:changed-region xml:id="ct502870128" text:id="ct502870128">
          <text:deletion>
            <office:change-info>
              <dc:creator>Bob Jacobsen</dc:creator>
              <dc:date>2013-04-20T20:07:00</dc:date>
            </office:change-info>
            <text:p text:style-name="P3">0</text:p>
          </text:deletion>
        </text:changed-region>
        <text:changed-region xml:id="ct484826336" text:id="ct484826336">
          <text:insertion>
            <office:change-info>
              <dc:creator>Bob Jacobsen</dc:creator>
              <dc:date>2013-04-20T20:07:00</dc:date>
            </office:change-info>
          </text:insertion>
        </text:changed-region>
        <text:changed-region xml:id="ct129305232" text:id="ct129305232">
          <text:deletion>
            <office:change-info>
              <dc:creator>Bob Jacobsen</dc:creator>
              <dc:date>2013-04-20T20:07:00</dc:date>
            </office:change-info>
            <text:p text:style-name="P3">B</text:p>
          </text:deletion>
        </text:changed-region>
        <text:changed-region xml:id="ct129218624" text:id="ct129218624">
          <text:insertion>
            <office:change-info>
              <dc:creator>Bob Jacobsen</dc:creator>
              <dc:date>2013-04-20T20:07:00</dc:date>
            </office:change-info>
          </text:insertion>
        </text:changed-region>
        <text:changed-region xml:id="ct540044752" text:id="ct540044752">
          <text:deletion>
            <office:change-info>
              <dc:creator>Bob Jacobsen</dc:creator>
              <dc:date>2013-04-20T20:07:00</dc:date>
            </office:change-info>
            <text:p text:style-name="P3">A</text:p>
          </text:deletion>
        </text:changed-region>
        <text:changed-region xml:id="ct503900896" text:id="ct503900896">
          <text:insertion>
            <office:change-info>
              <dc:creator>Bob Jacobsen</dc:creator>
              <dc:date>2013-04-20T20:07:00</dc:date>
            </office:change-info>
          </text:insertion>
        </text:changed-region>
        <text:changed-region xml:id="ct503887744" text:id="ct503887744">
          <text:deletion>
            <office:change-info>
              <dc:creator>Bob Jacobsen</dc:creator>
              <dc:date>2013-04-20T20:07:00</dc:date>
            </office:change-info>
            <text:p text:style-name="P3">9</text:p>
          </text:deletion>
        </text:changed-region>
        <text:changed-region xml:id="ct503273872" text:id="ct503273872">
          <text:insertion>
            <office:change-info>
              <dc:creator>Bob Jacobsen</dc:creator>
              <dc:date>2013-04-20T20:07:00</dc:date>
            </office:change-info>
          </text:insertion>
        </text:changed-region>
        <text:changed-region xml:id="ct176189008" text:id="ct176189008">
          <text:deletion>
            <office:change-info>
              <dc:creator>Bob Jacobsen</dc:creator>
              <dc:date>2013-04-20T20:07:00</dc:date>
            </office:change-info>
            <text:p text:style-name="P3">8 </text:p>
          </text:deletion>
        </text:changed-region>
        <text:changed-region xml:id="ct502475760" text:id="ct502475760">
          <text:insertion>
            <office:change-info>
              <dc:creator>Bob Jacobsen</dc:creator>
              <dc:date>2013-04-20T20:07:00</dc:date>
            </office:change-info>
          </text:insertion>
        </text:changed-region>
        <text:changed-region xml:id="ct485381904" text:id="ct485381904">
          <text:deletion>
            <office:change-info>
              <dc:creator>Bob Jacobsen</dc:creator>
              <dc:date>2013-04-20T20:08:00</dc:date>
            </office:change-info>
            <text:p text:style-name="P3">3</text:p>
          </text:deletion>
        </text:changed-region>
        <text:changed-region xml:id="ct129314784" text:id="ct129314784">
          <text:insertion>
            <office:change-info>
              <dc:creator>Bob Jacobsen</dc:creator>
              <dc:date>2013-04-20T20:08:00</dc:date>
            </office:change-info>
          </text:insertion>
        </text:changed-region>
        <text:changed-region xml:id="ct503813872" text:id="ct503813872">
          <text:deletion>
            <office:change-info>
              <dc:creator>Bob Jacobsen</dc:creator>
              <dc:date>2013-04-20T20:08:00</dc:date>
            </office:change-info>
            <text:p text:style-name="P3">2</text:p>
          </text:deletion>
        </text:changed-region>
        <text:changed-region xml:id="ct540084496" text:id="ct540084496">
          <text:insertion>
            <office:change-info>
              <dc:creator>Bob Jacobsen</dc:creator>
              <dc:date>2013-04-20T20:08:00</dc:date>
            </office:change-info>
          </text:insertion>
        </text:changed-region>
        <text:changed-region xml:id="ct503870624" text:id="ct503870624">
          <text:deletion>
            <office:change-info>
              <dc:creator>Bob Jacobsen</dc:creator>
              <dc:date>2013-04-20T20:08:00</dc:date>
            </office:change-info>
            <text:p text:style-name="P3">1</text:p>
          </text:deletion>
        </text:changed-region>
        <text:changed-region xml:id="ct540059520" text:id="ct540059520">
          <text:insertion>
            <office:change-info>
              <dc:creator>Bob Jacobsen</dc:creator>
              <dc:date>2013-04-20T20:08:00</dc:date>
            </office:change-info>
          </text:insertion>
        </text:changed-region>
        <text:changed-region xml:id="ct532531232" text:id="ct532531232">
          <text:deletion>
            <office:change-info>
              <dc:creator>Bob Jacobsen</dc:creator>
              <dc:date>2013-04-20T20:08:00</dc:date>
            </office:change-info>
            <text:p text:style-name="P3">0</text:p>
          </text:deletion>
        </text:changed-region>
        <text:changed-region xml:id="ct532609040" text:id="ct532609040">
          <text:insertion>
            <office:change-info>
              <dc:creator>Bob Jacobsen</dc:creator>
              <dc:date>2013-04-20T20:08:00</dc:date>
            </office:change-info>
          </text:insertion>
        </text:changed-region>
        <text:changed-region xml:id="ct540195344" text:id="ct540195344">
          <text:deletion>
            <office:change-info>
              <dc:creator>Bob Jacobsen</dc:creator>
              <dc:date>2013-04-20T20:08:00</dc:date>
            </office:change-info>
            <text:p text:style-name="P3">3</text:p>
          </text:deletion>
        </text:changed-region>
        <text:changed-region xml:id="ct175259344" text:id="ct175259344">
          <text:insertion>
            <office:change-info>
              <dc:creator>Bob Jacobsen</dc:creator>
              <dc:date>2013-04-20T20:08:00</dc:date>
            </office:change-info>
          </text:insertion>
        </text:changed-region>
        <text:changed-region xml:id="ct540067824" text:id="ct540067824">
          <text:deletion>
            <office:change-info>
              <dc:creator>Bob Jacobsen</dc:creator>
              <dc:date>2013-04-20T20:08:00</dc:date>
            </office:change-info>
            <text:p text:style-name="P3">2</text:p>
          </text:deletion>
        </text:changed-region>
        <text:changed-region xml:id="ct540200656" text:id="ct540200656">
          <text:insertion>
            <office:change-info>
              <dc:creator>Bob Jacobsen</dc:creator>
              <dc:date>2013-04-20T20:08:00</dc:date>
            </office:change-info>
          </text:insertion>
        </text:changed-region>
        <text:changed-region xml:id="ct54185504" text:id="ct54185504">
          <text:deletion>
            <office:change-info>
              <dc:creator>Bob Jacobsen</dc:creator>
              <dc:date>2013-04-20T20:08:00</dc:date>
            </office:change-info>
            <text:p text:style-name="P3">1</text:p>
          </text:deletion>
        </text:changed-region>
        <text:changed-region xml:id="ct532532080" text:id="ct532532080">
          <text:insertion>
            <office:change-info>
              <dc:creator>Bob Jacobsen</dc:creator>
              <dc:date>2013-04-20T20:08:00</dc:date>
            </office:change-info>
          </text:insertion>
        </text:changed-region>
        <text:changed-region xml:id="ct540743712" text:id="ct540743712">
          <text:deletion>
            <office:change-info>
              <dc:creator>Bob Jacobsen</dc:creator>
              <dc:date>2013-04-20T20:08:00</dc:date>
            </office:change-info>
            <text:p text:style-name="P3">0</text:p>
          </text:deletion>
        </text:changed-region>
        <text:changed-region xml:id="ct503898544" text:id="ct503898544">
          <text:insertion>
            <office:change-info>
              <dc:creator>Bob Jacobsen</dc:creator>
              <dc:date>2013-04-20T20:08:00</dc:date>
            </office:change-info>
          </text:insertion>
        </text:changed-region>
        <text:changed-region xml:id="ct484774832" text:id="ct484774832">
          <text:deletion>
            <office:change-info>
              <dc:creator>Bob Jacobsen</dc:creator>
              <dc:date>2013-04-20T20:08:00</dc:date>
            </office:change-info>
            <text:p text:style-name="P3">3</text:p>
          </text:deletion>
        </text:changed-region>
        <text:changed-region xml:id="ct503827104" text:id="ct503827104">
          <text:insertion>
            <office:change-info>
              <dc:creator>Bob Jacobsen</dc:creator>
              <dc:date>2013-04-20T20:08:00</dc:date>
            </office:change-info>
          </text:insertion>
        </text:changed-region>
        <text:changed-region xml:id="ct54277968" text:id="ct54277968">
          <text:deletion>
            <office:change-info>
              <dc:creator>Bob Jacobsen</dc:creator>
              <dc:date>2013-04-20T20:08:00</dc:date>
            </office:change-info>
            <text:p text:style-name="P3">2</text:p>
          </text:deletion>
        </text:changed-region>
        <text:changed-region xml:id="ct129285200" text:id="ct129285200">
          <text:insertion>
            <office:change-info>
              <dc:creator>Bob Jacobsen</dc:creator>
              <dc:date>2013-04-20T20:08:00</dc:date>
            </office:change-info>
          </text:insertion>
        </text:changed-region>
        <text:changed-region xml:id="ct540209376" text:id="ct540209376">
          <text:deletion>
            <office:change-info>
              <dc:creator>Bob Jacobsen</dc:creator>
              <dc:date>2013-04-20T20:08:00</dc:date>
            </office:change-info>
            <text:p text:style-name="P3">1</text:p>
          </text:deletion>
        </text:changed-region>
        <text:changed-region xml:id="ct540144880" text:id="ct540144880">
          <text:insertion>
            <office:change-info>
              <dc:creator>Bob Jacobsen</dc:creator>
              <dc:date>2013-04-20T20:08:00</dc:date>
            </office:change-info>
          </text:insertion>
        </text:changed-region>
        <text:changed-region xml:id="ct503814688" text:id="ct503814688">
          <text:deletion>
            <office:change-info>
              <dc:creator>Bob Jacobsen</dc:creator>
              <dc:date>2013-04-20T20:08:00</dc:date>
            </office:change-info>
            <text:p text:style-name="P3">0</text:p>
          </text:deletion>
        </text:changed-region>
        <text:changed-region xml:id="ct54199824" text:id="ct54199824">
          <text:insertion>
            <office:change-info>
              <dc:creator>Bob Jacobsen</dc:creator>
              <dc:date>2013-04-20T20:08:00</dc:date>
            </office:change-info>
          </text:insertion>
        </text:changed-region>
        <text:changed-region xml:id="ct503790336" text:id="ct503790336">
          <text:deletion>
            <office:change-info>
              <dc:creator>Bob Jacobsen</dc:creator>
              <dc:date>2013-04-20T20:15:00</dc:date>
            </office:change-info>
            <text:p text:style-name="P4">Data (1-64 bytes)</text:p>
          </text:deletion>
        </text:changed-region>
        <text:changed-region xml:id="ct129404512" text:id="ct129404512">
          <text:insertion>
            <office:change-info>
              <dc:creator>Bob Jacobsen</dc:creator>
              <dc:date>2013-04-20T20:15:00</dc:date>
            </office:change-info>
          </text:insertion>
        </text:changed-region>
        <text:changed-region xml:id="ct503930560" text:id="ct503930560">
          <text:deletion>
            <office:change-info>
              <dc:creator>Bob Jacobsen</dc:creator>
              <dc:date>2013-04-20T20:08:00</dc:date>
            </office:change-info>
            <text:p text:style-name="P3">B</text:p>
          </text:deletion>
        </text:changed-region>
        <text:changed-region xml:id="ct175261296" text:id="ct175261296">
          <text:insertion>
            <office:change-info>
              <dc:creator>Bob Jacobsen</dc:creator>
              <dc:date>2013-04-20T20:08:00</dc:date>
            </office:change-info>
          </text:insertion>
        </text:changed-region>
        <text:changed-region xml:id="ct54255712" text:id="ct54255712">
          <text:deletion>
            <office:change-info>
              <dc:creator>Bob Jacobsen</dc:creator>
              <dc:date>2013-04-20T20:08:00</dc:date>
            </office:change-info>
            <text:p text:style-name="P3">A</text:p>
          </text:deletion>
        </text:changed-region>
        <text:changed-region xml:id="ct532474624" text:id="ct532474624">
          <text:insertion>
            <office:change-info>
              <dc:creator>Bob Jacobsen</dc:creator>
              <dc:date>2013-04-20T20:08:00</dc:date>
            </office:change-info>
          </text:insertion>
        </text:changed-region>
        <text:changed-region xml:id="ct484752016" text:id="ct484752016">
          <text:deletion>
            <office:change-info>
              <dc:creator>Bob Jacobsen</dc:creator>
              <dc:date>2013-04-20T20:08:00</dc:date>
            </office:change-info>
            <text:p text:style-name="P3">9</text:p>
          </text:deletion>
        </text:changed-region>
        <text:changed-region xml:id="ct540170448" text:id="ct540170448">
          <text:insertion>
            <office:change-info>
              <dc:creator>Bob Jacobsen</dc:creator>
              <dc:date>2013-04-20T20:08:00</dc:date>
            </office:change-info>
          </text:insertion>
        </text:changed-region>
        <text:changed-region xml:id="ct503890608" text:id="ct503890608">
          <text:deletion>
            <office:change-info>
              <dc:creator>Bob Jacobsen</dc:creator>
              <dc:date>2013-04-20T20:08:00</dc:date>
            </office:change-info>
            <text:p text:style-name="P3">8</text:p>
          </text:deletion>
        </text:changed-region>
        <text:changed-region xml:id="ct129325152" text:id="ct129325152">
          <text:insertion>
            <office:change-info>
              <dc:creator>Bob Jacobsen</dc:creator>
              <dc:date>2013-04-20T20:08:00</dc:date>
            </office:change-info>
          </text:insertion>
        </text:changed-region>
        <text:changed-region xml:id="ct540169008" text:id="ct540169008">
          <text:deletion>
            <office:change-info>
              <dc:creator>Bob Jacobsen</dc:creator>
              <dc:date>2013-04-20T20:08:00</dc:date>
            </office:change-info>
            <text:p text:style-name="P3">B</text:p>
          </text:deletion>
        </text:changed-region>
        <text:changed-region xml:id="ct532546128" text:id="ct532546128">
          <text:insertion>
            <office:change-info>
              <dc:creator>Bob Jacobsen</dc:creator>
              <dc:date>2013-04-20T20:08:00</dc:date>
            </office:change-info>
          </text:insertion>
        </text:changed-region>
        <text:changed-region xml:id="ct484857008" text:id="ct484857008">
          <text:deletion>
            <office:change-info>
              <dc:creator>Bob Jacobsen</dc:creator>
              <dc:date>2013-04-20T20:08:00</dc:date>
            </office:change-info>
            <text:p text:style-name="P3">A</text:p>
          </text:deletion>
        </text:changed-region>
        <text:changed-region xml:id="ct129329536" text:id="ct129329536">
          <text:insertion>
            <office:change-info>
              <dc:creator>Bob Jacobsen</dc:creator>
              <dc:date>2013-04-20T20:08:00</dc:date>
            </office:change-info>
          </text:insertion>
        </text:changed-region>
        <text:changed-region xml:id="ct54241136" text:id="ct54241136">
          <text:deletion>
            <office:change-info>
              <dc:creator>Bob Jacobsen</dc:creator>
              <dc:date>2013-04-20T20:08:00</dc:date>
            </office:change-info>
            <text:p text:style-name="P3">9</text:p>
          </text:deletion>
        </text:changed-region>
        <text:changed-region xml:id="ct532545888" text:id="ct532545888">
          <text:insertion>
            <office:change-info>
              <dc:creator>Bob Jacobsen</dc:creator>
              <dc:date>2013-04-20T20:08:00</dc:date>
            </office:change-info>
          </text:insertion>
        </text:changed-region>
        <text:changed-region xml:id="ct54174656" text:id="ct54174656">
          <text:deletion>
            <office:change-info>
              <dc:creator>Bob Jacobsen</dc:creator>
              <dc:date>2013-04-20T20:08:00</dc:date>
            </office:change-info>
            <text:p text:style-name="P3">8</text:p>
          </text:deletion>
        </text:changed-region>
        <text:changed-region xml:id="ct484772720" text:id="ct484772720">
          <text:insertion>
            <office:change-info>
              <dc:creator>Bob Jacobsen</dc:creator>
              <dc:date>2013-04-20T20:08:00</dc:date>
            </office:change-info>
          </text:insertion>
        </text:changed-region>
        <text:changed-region xml:id="ct502871536" text:id="ct502871536">
          <text:deletion>
            <office:change-info>
              <dc:creator>Bob Jacobsen</dc:creator>
              <dc:date>2013-04-20T20:08:00</dc:date>
            </office:change-info>
            <text:p text:style-name="P3">3</text:p>
          </text:deletion>
        </text:changed-region>
        <text:changed-region xml:id="ct503297024" text:id="ct503297024">
          <text:insertion>
            <office:change-info>
              <dc:creator>Bob Jacobsen</dc:creator>
              <dc:date>2013-04-20T20:08:00</dc:date>
            </office:change-info>
          </text:insertion>
        </text:changed-region>
        <text:changed-region xml:id="ct532547200" text:id="ct532547200">
          <text:deletion>
            <office:change-info>
              <dc:creator>Bob Jacobsen</dc:creator>
              <dc:date>2013-04-20T20:08:00</dc:date>
            </office:change-info>
            <text:p text:style-name="P3">2</text:p>
          </text:deletion>
        </text:changed-region>
        <text:changed-region xml:id="ct484856576" text:id="ct484856576">
          <text:insertion>
            <office:change-info>
              <dc:creator>Bob Jacobsen</dc:creator>
              <dc:date>2013-04-20T20:08:00</dc:date>
            </office:change-info>
          </text:insertion>
        </text:changed-region>
        <text:changed-region xml:id="ct484661168" text:id="ct484661168">
          <text:deletion>
            <office:change-info>
              <dc:creator>Bob Jacobsen</dc:creator>
              <dc:date>2013-04-20T20:08:00</dc:date>
            </office:change-info>
            <text:p text:style-name="P3">1</text:p>
          </text:deletion>
        </text:changed-region>
        <text:changed-region xml:id="ct503757776" text:id="ct503757776">
          <text:insertion>
            <office:change-info>
              <dc:creator>Bob Jacobsen</dc:creator>
              <dc:date>2013-04-20T20:08:00</dc:date>
            </office:change-info>
          </text:insertion>
        </text:changed-region>
        <text:changed-region xml:id="ct129302992" text:id="ct129302992">
          <text:deletion>
            <office:change-info>
              <dc:creator>Bob Jacobsen</dc:creator>
              <dc:date>2013-04-20T20:08:00</dc:date>
            </office:change-info>
            <text:p text:style-name="P3">0</text:p>
          </text:deletion>
        </text:changed-region>
        <text:changed-region xml:id="ct129331904" text:id="ct129331904">
          <text:insertion>
            <office:change-info>
              <dc:creator>Bob Jacobsen</dc:creator>
              <dc:date>2013-04-20T20:08:00</dc:date>
            </office:change-info>
          </text:insertion>
        </text:changed-region>
        <text:changed-region xml:id="ct482588944" text:id="ct482588944">
          <text:insertion>
            <office:change-info>
              <dc:creator>Bob Jacobsen</dc:creator>
              <dc:date>2013-04-14T16:19:00</dc:date>
            </office:change-info>
          </text:insertion>
        </text:changed-region>
        <text:changed-region xml:id="ct482590928" text:id="ct482590928">
          <text:insertion>
            <office:change-info>
              <dc:creator>Bob Jacobsen</dc:creator>
              <dc:date>2013-04-14T16:18:00</dc:date>
            </office:change-info>
          </text:insertion>
        </text:changed-region>
        <text:changed-region xml:id="ct482591024" text:id="ct482591024">
          <text:deletion>
            <office:change-info>
              <dc:creator>Bob Jacobsen</dc:creator>
              <dc:date>2013-04-14T16:18:00</dc:date>
            </office:change-info>
            <text:p text:style-name="Standard"><text:s/>message, requires a reply</text:p>
          </text:deletion>
        </text:changed-region>
        <text:changed-region xml:id="ct482650368" text:id="ct482650368">
          <text:deletion>
            <office:change-info>
              <dc:creator>Bob Jacobsen</dc:creator>
              <dc:date>2013-04-14T16:22:00</dc:date>
            </office:change-info>
            <text:p text:style-name="Standard">datagram</text:p>
          </text:deletion>
        </text:changed-region>
        <text:changed-region xml:id="ct482650464" text:id="ct482650464">
          <text:insertion>
            <office:change-info>
              <dc:creator>Bob Jacobsen</dc:creator>
              <dc:date>2013-04-14T16:22:00</dc:date>
            </office:change-info>
          </text:insertion>
        </text:changed-region>
        <text:changed-region xml:id="ct482650592" text:id="ct482650592">
          <text:insertion>
            <office:change-info>
              <dc:creator>Bob Jacobsen</dc:creator>
              <dc:date>2013-04-14T16:22:00</dc:date>
            </office:change-info>
          </text:insertion>
        </text:changed-region>
        <text:changed-region xml:id="ct482590688" text:id="ct482590688">
          <text:insertion>
            <office:change-info>
              <dc:creator>Bob Jacobsen</dc:creator>
              <dc:date>2013-04-14T16:22:00</dc:date>
            </office:change-info>
          </text:insertion>
        </text:changed-region>
        <text:changed-region xml:id="ct482591120" text:id="ct482591120">
          <text:deletion>
            <office:change-info>
              <dc:creator>Bob Jacobsen</dc:creator>
              <dc:date>2013-04-14T16:23:00</dc:date>
            </office:change-info>
            <text:p text:style-name="Standard">datagram</text:p>
          </text:deletion>
        </text:changed-region>
        <text:changed-region xml:id="ct482591248" text:id="ct482591248">
          <text:insertion>
            <office:change-info>
              <dc:creator>Bob Jacobsen</dc:creator>
              <dc:date>2013-04-14T16:23:00</dc:date>
            </office:change-info>
          </text:insertion>
        </text:changed-region>
        <text:changed-region xml:id="ct482657152" text:id="ct482657152">
          <text:insertion>
            <office:change-info>
              <dc:creator>Bob Jacobsen</dc:creator>
              <dc:date>2013-04-14T16:23:00</dc:date>
            </office:change-info>
          </text:insertion>
        </text:changed-region>
        <text:changed-region xml:id="ct482657248" text:id="ct482657248">
          <text:insertion>
            <office:change-info>
              <dc:creator>Bob Jacobsen</dc:creator>
              <dc:date>2013-04-14T16:24:00</dc:date>
            </office:change-info>
          </text:insertion>
        </text:changed-region>
        <text:changed-region xml:id="ct482657424" text:id="ct482657424">
          <text:insertion>
            <office:change-info>
              <dc:creator>Bob Jacobsen</dc:creator>
              <dc:date>2013-04-14T16: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P1"><text:change text:change-id="ct176175744"/><text:change-start text:change-id="ct176175904"/>This specification is in the context of the following OpenLCB-CAN Standards: <text:change-end text:change-id="ct176175904"/><text:change text:change-id="ct176176320"/></text:p>
      <text:list xml:id="list350447668" text:continue-numbering="true" text:style-name="L1">
        <text:list-item>
          <text:p text:style-name="P2">OpenLCB Datagram Protocol<text:change-start text:change-id="ct482584560"/>, which defines the protocol for transporting 0-72 byte datagrams <text:span text:style-name="T6">from</text:span> node to node.<text:change-end text:change-id="ct482584560"/><text:change-start text:change-id="ct176179568"/></text:p>
        </text:list-item>
        <text:list-item>
          <text:p text:style-name="P2"><text:change-end text:change-id="ct176179568"/><text:change text:change-id="ct176179696"/><text:change-start text:change-id="ct176179824"/>OpenLCB Message Network, which defines message interchange for OpenLCB, specifically how this protocol appears in the <text:change-end text:change-id="ct176179824"/><text:change-start text:change-id="ct482584928"/>Protocol Support Reply message.<text:change-end text:change-id="ct482584928"/></text:p>
        </text:list-item>
      </text:list>
      <text:h text:style-name="Heading_20_1" text:outline-level="1">Protocol<text:change-start text:change-id="ct176179264"/> (Normative)<text:change-end text:change-id="ct176179264"/></text:h>
      <text:p text:style-name="Standard"><text:change text:change-id="ct482585424"/></text:p>
      <text:h text:style-name="Heading_20_2" text:outline-level="2">Address Space Size</text:h>
      <text:p text:style-name="Standard">Configuration <text:change-start text:change-id="ct482585600"/>memory <text:change-end text:change-id="ct482585600"/>addresses are 32 bits. The addressable quantity is the byte. </text:p>
      <text:h text:style-name="Heading_20_2" text:outline-level="2">Address Space Selection</text:h>
      <text:p text:style-name="Standard"><text:change text:change-id="ct482585056"/>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2675003063006294739" text:style-name="L2">
        <text:list-item>
          <text:p text:style-name="P23">(0xFF, flag=11) Configuration definition – reading this is how you get the configuration definition</text:p>
        </text:list-item>
        <text:list-item>
          <text:p text:style-name="P23">(0xFE, flag=10) All memory – provides access to “all” memory in the device, where “all” is defined by the designer. Single, flat address space for access. Can be used for e.g. dynamic access to RAM for monitoring &amp; debugging. </text:p>
        </text:list-item>
        <text:list-item>
          <text:p text:style-name="P23"><text:soft-page-break/>(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2" text:outline-level="2">Message Formats</text:h>
      <text:p text:style-name="Standard">The following table shows available configuration operation formats. All others reserved. They must not be skipped during identification. Items in {} are optional.</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3">Byte 0</text:p>
            </table:table-cell>
            <table:table-cell table:style-name="ReadCommandTable.A1" office:value-type="string">
              <text:p text:style-name="P13">Byte 1</text:p>
            </table:table-cell>
            <table:table-cell table:style-name="ReadCommandTable.A1" office:value-type="string">
              <text:p text:style-name="P13">Byte 2</text:p>
            </table:table-cell>
            <table:table-cell table:style-name="ReadCommandTable.A1" office:value-type="string">
              <text:p text:style-name="P13">Byte 3</text:p>
            </table:table-cell>
            <table:table-cell table:style-name="ReadCommandTable.A1" office:value-type="string">
              <text:p text:style-name="P13">Byte 4</text:p>
            </table:table-cell>
            <table:table-cell table:style-name="ReadCommandTable.A1" office:value-type="string">
              <text:p text:style-name="P13">Byte 5</text:p>
            </table:table-cell>
            <table:table-cell table:style-name="ReadCommandTable.A1" office:value-type="string">
              <text:p text:style-name="P13">Byte 6<text:line-break/>(optional)</text:p>
            </table:table-cell>
            <table:table-cell table:style-name="ReadCommandTable.H1" office:value-type="string">
              <text:p text:style-name="P13">Byte 7/6</text:p>
            </table:table-cell>
          </table:table-row>
        </table:table-header-rows>
        <table:table-row>
          <table:table-cell table:style-name="ReadCommandTable.A2" office:value-type="string">
            <text:p text:style-name="P3">0x20</text:p>
          </table:table-cell>
          <table:table-cell table:style-name="ReadCommandTable.A2" office:value-type="string">
            <text:p text:style-name="P3">0x4<text:change text:change-id="ct129298192"/><text:change-start text:change-id="ct503890432"/>0<text:change-end text:change-id="ct503890432"/> Space in byte 6<text:line-break/>0x4<text:change text:change-id="ct503440896"/><text:change-start text:change-id="ct129219312"/>1<text:change-end text:change-id="ct129219312"/> Space 0xFD<text:line-break/>0x4<text:change text:change-id="ct129305552"/><text:change-start text:change-id="ct532516432"/>2<text:change-end text:change-id="ct532516432"/> Space 0xFE<text:line-break/>0x4<text:change text:change-id="ct129307136"/><text:change-start text:change-id="ct540223760"/>3<text:change-end text:change-id="ct540223760"/> Space 0xFF </text:p>
          </table:table-cell>
          <table:table-cell table:style-name="ReadCommandTable.A2" table:number-columns-spanned="4" office:value-type="string">
            <text:p text:style-name="P4">Starting Address</text:p>
          </table:table-cell>
          <table:covered-table-cell/>
          <table:covered-table-cell/>
          <table:covered-table-cell/>
          <table:table-cell table:style-name="ReadCommandTable.A2" office:value-type="string">
            <text:p text:style-name="P4">Address Space</text:p>
          </table:table-cell>
          <table:table-cell table:style-name="ReadCommandTable.H2" office:value-type="string">
            <text:p text:style-name="P4">Read Count (1-64)</text:p>
            <text:p text:style-name="P4">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3">Byte 0</text:p>
            </table:table-cell>
            <table:table-cell table:style-name="Table4.A1" office:value-type="string">
              <text:p text:style-name="P13">Byte 1</text:p>
            </table:table-cell>
            <table:table-cell table:style-name="Table4.A1" office:value-type="string">
              <text:p text:style-name="P13">Byte 2</text:p>
            </table:table-cell>
            <table:table-cell table:style-name="Table4.A1" office:value-type="string">
              <text:p text:style-name="P13">Byte 3</text:p>
            </table:table-cell>
            <table:table-cell table:style-name="Table4.A1" office:value-type="string">
              <text:p text:style-name="P13">Byte 4</text:p>
            </table:table-cell>
            <table:table-cell table:style-name="Table4.A1" office:value-type="string">
              <text:p text:style-name="P13">Byte 5</text:p>
            </table:table-cell>
            <table:table-cell table:style-name="Table4.A1" office:value-type="string">
              <text:p text:style-name="P13">Byte 6<text:line-break/>(optional)</text:p>
            </table:table-cell>
            <table:table-cell table:style-name="Table4.H1" office:value-type="string">
              <text:p text:style-name="P13">Byte 7/6</text:p>
            </table:table-cell>
          </table:table-row>
        </table:table-header-rows>
        <table:table-row>
          <table:table-cell table:style-name="Table4.A2" table:number-rows-spanned="2" office:value-type="string">
            <text:p text:style-name="P3">0x20</text:p>
          </table:table-cell>
          <table:table-cell table:style-name="Table4.A2" office:value-type="string">
            <text:p text:style-name="P3">OK status:</text:p>
            <text:p text:style-name="P3">0x5<text:change text:change-id="ct540029248"/><text:change-start text:change-id="ct532514704"/>0<text:change-end text:change-id="ct532514704"/> Space in byte 6<text:line-break/>0x5<text:change text:change-id="ct129324144"/><text:change-start text:change-id="ct532431936"/>1<text:change-end text:change-id="ct532431936"/> Space 0xFD<text:line-break/>0x5<text:change text:change-id="ct129299152"/><text:change-start text:change-id="ct541043056"/>2<text:change-end text:change-id="ct541043056"/> Space 0xFE<text:line-break/>0x5<text:change text:change-id="ct502870128"/><text:change-start text:change-id="ct484826336"/>3<text:change-end text:change-id="ct484826336"/> 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Data (1-64)</text:p>
          </table:table-cell>
        </table:table-row>
        <table:table-row>
          <table:covered-table-cell/>
          <table:table-cell table:style-name="Table4.A2" office:value-type="string">
            <text:p text:style-name="P3">Failure status:</text:p>
            <text:p text:style-name="P3">0x5<text:change text:change-id="ct129305232"/><text:change-start text:change-id="ct129218624"/>8<text:change-end text:change-id="ct129218624"/> Space in byte 6<text:line-break/>0x5<text:change text:change-id="ct540044752"/><text:change-start text:change-id="ct503900896"/>9<text:change-end text:change-id="ct503900896"/> Space 0xFD<text:line-break/>0x5<text:change text:change-id="ct503887744"/><text:change-start text:change-id="ct503273872"/>A<text:change-end text:change-id="ct503273872"/> Space 0xFE<text:line-break/>0x5<text:change text:change-id="ct176189008"/><text:change-start text:change-id="ct502475760"/>B<text:change-end text:change-id="ct502475760"/>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3">Byte 0</text:p>
            </table:table-cell>
            <table:table-cell table:style-name="Table8.A1" office:value-type="string">
              <text:p text:style-name="P13">Byte 1</text:p>
            </table:table-cell>
            <table:table-cell table:style-name="Table8.A1" office:value-type="string">
              <text:p text:style-name="P13">Byte 2</text:p>
            </table:table-cell>
            <table:table-cell table:style-name="Table8.A1" office:value-type="string">
              <text:p text:style-name="P13">Byte 3</text:p>
            </table:table-cell>
            <table:table-cell table:style-name="Table8.A1" office:value-type="string">
              <text:p text:style-name="P13">Byte 4</text:p>
            </table:table-cell>
            <table:table-cell table:style-name="Table8.A1" office:value-type="string">
              <text:p text:style-name="P13">Byte 5</text:p>
            </table:table-cell>
            <table:table-cell table:style-name="Table8.A1" office:value-type="string">
              <text:p text:style-name="P13">Byte 6<text:line-break/>(optional)</text:p>
            </table:table-cell>
            <table:table-cell table:style-name="Table8.H1" office:value-type="string">
              <text:p text:style-name="P13">Remaining Bytes</text:p>
            </table:table-cell>
          </table:table-row>
        </table:table-header-rows>
        <table:table-row>
          <table:table-cell table:style-name="Table8.A2" office:value-type="string">
            <text:p text:style-name="P3">0x20</text:p>
          </table:table-cell>
          <table:table-cell table:style-name="Table8.A2" office:value-type="string">
            <text:p text:style-name="P3">0x6<text:change text:change-id="ct485381904"/><text:change-start text:change-id="ct129314784"/>0<text:change-end text:change-id="ct129314784"/> Space in byte 6<text:line-break/>0x6<text:change text:change-id="ct503813872"/><text:change-start text:change-id="ct540084496"/>1<text:change-end text:change-id="ct540084496"/> Space 0xFD<text:line-break/>0x6<text:change text:change-id="ct503870624"/><text:change-start text:change-id="ct540059520"/>2<text:change-end text:change-id="ct540059520"/> Space 0xFE<text:line-break/>0x6<text:change text:change-id="ct532531232"/><text:change-start text:change-id="ct532609040"/>3<text:change-end text:change-id="ct532609040"/> Space 0xFF </text:p>
          </table:table-cell>
          <table:table-cell table:style-name="Table8.A2" table:number-columns-spanned="4" office:value-type="string">
            <text:p text:style-name="P4">Starting Address</text:p>
          </table:table-cell>
          <table:covered-table-cell/>
          <table:covered-table-cell/>
          <table:covered-table-cell/>
          <table:table-cell table:style-name="Table8.A2" office:value-type="string">
            <text:p text:style-name="P4">Address Space</text:p>
          </table:table-cell>
          <table:table-cell table:style-name="Table8.H2" office:value-type="string">
            <text:p text:style-name="P4">Read Count (4 bytes), followed by stream definition information</text:p>
          </table:table-cell>
        </table:table-row>
      </table:table>
      <text:p text:style-name="Standard"/>
      <text:h text:style-name="Heading_20_3" text:outline-level="3"><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3">Byte 0</text:p>
            </table:table-cell>
            <table:table-cell table:style-name="Table5.A1" office:value-type="string">
              <text:p text:style-name="P13">Byte 1</text:p>
            </table:table-cell>
            <table:table-cell table:style-name="Table5.A1" office:value-type="string">
              <text:p text:style-name="P13">Byte 2</text:p>
            </table:table-cell>
            <table:table-cell table:style-name="Table5.A1" office:value-type="string">
              <text:p text:style-name="P13">Byte 3</text:p>
            </table:table-cell>
            <table:table-cell table:style-name="Table5.A1" office:value-type="string">
              <text:p text:style-name="P13">Byte 4</text:p>
            </table:table-cell>
            <table:table-cell table:style-name="Table5.A1" office:value-type="string">
              <text:p text:style-name="P13">Byte 5</text:p>
            </table:table-cell>
            <table:table-cell table:style-name="Table5.A1" office:value-type="string">
              <text:p text:style-name="P13">Byte 6<text:line-break/>(optional)</text:p>
            </table:table-cell>
            <table:table-cell table:style-name="Table5.H1" office:value-type="string">
              <text:p text:style-name="P13">Remaining Bytes</text:p>
            </table:table-cell>
          </table:table-row>
        </table:table-header-rows>
        <table:table-row>
          <table:table-cell table:style-name="Table5.A2" office:value-type="string">
            <text:p text:style-name="P3">0x20</text:p>
          </table:table-cell>
          <table:table-cell table:style-name="Table5.A2" office:value-type="string">
            <text:p text:style-name="P3">0x0<text:change text:change-id="ct540195344"/><text:change-start text:change-id="ct175259344"/>0<text:change-end text:change-id="ct175259344"/> Space in byte 6<text:line-break/>0x0<text:change text:change-id="ct540067824"/><text:change-start text:change-id="ct540200656"/>1<text:change-end text:change-id="ct540200656"/> Space 0xFD<text:line-break/>0x0<text:change text:change-id="ct54185504"/><text:change-start text:change-id="ct532532080"/>2<text:change-end text:change-id="ct532532080"/> Space 0xFE<text:line-break/>0x0<text:change text:change-id="ct540743712"/><text:change-start text:change-id="ct503898544"/>3<text:change-end text:change-id="ct503898544"/> Space 0xFF </text:p>
          </table:table-cell>
          <table:table-cell table:style-name="Table5.A2" table:number-columns-spanned="4" office:value-type="string">
            <text:p text:style-name="P4">Starting Address</text:p>
          </table:table-cell>
          <table:covered-table-cell/>
          <table:covered-table-cell/>
          <table:covered-table-cell/>
          <table:table-cell table:style-name="Table5.A2" office:value-type="string">
            <text:p text:style-name="P4">Address Space</text:p>
          </table:table-cell>
          <table:table-cell table:style-name="Table5.H2" office:value-type="string">
            <text:p text:style-name="P4">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3">Byte 0</text:p>
            </table:table-cell>
            <table:table-cell table:style-name="Table2.A1" office:value-type="string">
              <text:p text:style-name="P13">Byte 1</text:p>
            </table:table-cell>
            <table:table-cell table:style-name="Table2.A1" office:value-type="string">
              <text:p text:style-name="P13">Byte 2</text:p>
            </table:table-cell>
            <table:table-cell table:style-name="Table2.A1" office:value-type="string">
              <text:p text:style-name="P13">Byte 3</text:p>
            </table:table-cell>
            <table:table-cell table:style-name="Table2.A1" office:value-type="string">
              <text:p text:style-name="P13">Byte 4</text:p>
            </table:table-cell>
            <table:table-cell table:style-name="Table2.A1" office:value-type="string">
              <text:p text:style-name="P13">Byte 5</text:p>
            </table:table-cell>
            <table:table-cell table:style-name="Table2.A1" office:value-type="string">
              <text:p text:style-name="P13">Byte 6<text:line-break/>(optional)</text:p>
            </table:table-cell>
            <table:table-cell table:style-name="Table2.H1" office:value-type="string">
              <text:p text:style-name="P13">Remaining Bytes</text:p>
            </table:table-cell>
          </table:table-row>
        </table:table-header-rows>
        <table:table-row>
          <table:table-cell table:style-name="Table2.A2" table:number-rows-spanned="2" office:value-type="string">
            <text:p text:style-name="P3">0x20</text:p>
          </table:table-cell>
          <table:table-cell table:style-name="Table2.A2" office:value-type="string">
            <text:p text:style-name="P3">OK status:</text:p>
            <text:p text:style-name="P3">0x1<text:change text:change-id="ct484774832"/><text:change-start text:change-id="ct503827104"/>0<text:change-end text:change-id="ct503827104"/> Space in byte 6<text:line-break/>0x1<text:change text:change-id="ct54277968"/><text:change-start text:change-id="ct129285200"/>1<text:change-end text:change-id="ct129285200"/> Space 0xFD<text:line-break/>0x1<text:change text:change-id="ct540209376"/><text:change-start text:change-id="ct540144880"/>2<text:change-end text:change-id="ct540144880"/> Space 0xFE<text:line-break/>0x1<text:change text:change-id="ct503814688"/><text:change-start text:change-id="ct54199824"/>3<text:change-end text:change-id="ct54199824"/>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text:change text:change-id="ct503790336"/><text:change-start text:change-id="ct129404512"/>(None)<text:change-end text:change-id="ct129404512"/></text:p>
          </table:table-cell>
        </table:table-row>
        <table:table-row>
          <table:covered-table-cell/>
          <table:table-cell table:style-name="Table2.A2" office:value-type="string">
            <text:p text:style-name="P3">Failure status:</text:p>
            <text:p text:style-name="P3">0x1<text:change text:change-id="ct503930560"/><text:change-start text:change-id="ct175261296"/>8<text:change-end text:change-id="ct175261296"/> Space in byte 6<text:line-break/>0x1<text:change text:change-id="ct54255712"/><text:change-start text:change-id="ct532474624"/>9<text:change-end text:change-id="ct532474624"/> Space 0xFD<text:line-break/>0x1<text:change text:change-id="ct484752016"/><text:change-start text:change-id="ct540170448"/>A<text:change-end text:change-id="ct540170448"/> Space 0xFE<text:line-break/>0x1<text:change text:change-id="ct503890608"/><text:change-start text:change-id="ct129325152"/>B<text:change-end text:change-id="ct129325152"/>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3">Byte 0</text:p>
            </table:table-cell>
            <table:table-cell table:style-name="Table6.A1" office:value-type="string">
              <text:p text:style-name="P13">Byte 1</text:p>
            </table:table-cell>
            <table:table-cell table:style-name="Table6.A1" office:value-type="string">
              <text:p text:style-name="P13">Byte 2</text:p>
            </table:table-cell>
            <table:table-cell table:style-name="Table6.A1" office:value-type="string">
              <text:p text:style-name="P13">Byte 3</text:p>
            </table:table-cell>
            <table:table-cell table:style-name="Table6.A1" office:value-type="string">
              <text:p text:style-name="P13">Byte 4</text:p>
            </table:table-cell>
            <table:table-cell table:style-name="Table6.A1" office:value-type="string">
              <text:p text:style-name="P13">Byte 5</text:p>
            </table:table-cell>
            <table:table-cell table:style-name="Table6.A1" office:value-type="string">
              <text:p text:style-name="P13">Byte 6<text:line-break/>(optional)</text:p>
            </table:table-cell>
            <table:table-cell table:style-name="Table6.H1" office:value-type="string">
              <text:p text:style-name="P13">Remainder</text:p>
            </table:table-cell>
          </table:table-row>
        </table:table-header-rows>
        <table:table-row>
          <table:table-cell table:style-name="Table6.A2" office:value-type="string">
            <text:p text:style-name="P3">0x20</text:p>
          </table:table-cell>
          <table:table-cell table:style-name="Table6.A2" office:value-type="string">
            <text:p text:style-name="P3">0x0<text:change text:change-id="ct540169008"/><text:change-start text:change-id="ct532546128"/>8<text:change-end text:change-id="ct532546128"/> Space in byte 6<text:line-break/>0x0<text:change text:change-id="ct484857008"/><text:change-start text:change-id="ct129329536"/>9<text:change-end text:change-id="ct129329536"/> Space 0xFD<text:line-break/>0x0<text:change text:change-id="ct54241136"/><text:change-start text:change-id="ct532545888"/>A<text:change-end text:change-id="ct532545888"/> Space 0xFE<text:line-break/>0x0<text:change text:change-id="ct54174656"/><text:change-start text:change-id="ct484772720"/>B<text:change-end text:change-id="ct484772720"/> Space 0xFF </text:p>
          </table:table-cell>
          <table:table-cell table:style-name="Table6.A2" table:number-columns-spanned="4" office:value-type="string">
            <text:p text:style-name="P4">Starting Address</text:p>
          </table:table-cell>
          <table:covered-table-cell/>
          <table:covered-table-cell/>
          <table:covered-table-cell/>
          <table:table-cell table:style-name="Table6.A2" office:value-type="string">
            <text:p text:style-name="P4">Address Space</text:p>
          </table:table-cell>
          <table:table-cell table:style-name="Table6.H2" office:value-type="string">
            <text:p text:style-name="P4">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3">Byte 0</text:p>
            </table:table-cell>
            <table:table-cell table:style-name="Table7.A1" office:value-type="string">
              <text:p text:style-name="P13">Byte 1</text:p>
            </table:table-cell>
            <table:table-cell table:style-name="Table7.A1" office:value-type="string">
              <text:p text:style-name="P13">Byte 2</text:p>
            </table:table-cell>
            <table:table-cell table:style-name="Table7.A1" office:value-type="string">
              <text:p text:style-name="P13">Byte 3</text:p>
            </table:table-cell>
            <table:table-cell table:style-name="Table7.A1" office:value-type="string">
              <text:p text:style-name="P13">Byte 4</text:p>
            </table:table-cell>
            <table:table-cell table:style-name="Table7.A1" office:value-type="string">
              <text:p text:style-name="P13">Byte 5</text:p>
            </table:table-cell>
            <table:table-cell table:style-name="Table7.A1" office:value-type="string">
              <text:p text:style-name="P13">Byte 6<text:line-break/>(optional)</text:p>
            </table:table-cell>
            <table:table-cell table:style-name="Table7.H1" office:value-type="string">
              <text:p text:style-name="P13">Remainder</text:p>
            </table:table-cell>
          </table:table-row>
        </table:table-header-rows>
        <table:table-row>
          <table:table-cell table:style-name="Table7.A2" office:value-type="string">
            <text:p text:style-name="P3">0x20</text:p>
          </table:table-cell>
          <table:table-cell table:style-name="Table7.A2" office:value-type="string">
            <text:p text:style-name="P3">0x2<text:change text:change-id="ct502871536"/><text:change-start text:change-id="ct503297024"/>0<text:change-end text:change-id="ct503297024"/> Space in byte 6<text:line-break/>0x2<text:change text:change-id="ct532547200"/><text:change-start text:change-id="ct484856576"/>1<text:change-end text:change-id="ct484856576"/> Space 0xFD<text:line-break/>0x2<text:change text:change-id="ct484661168"/><text:change-start text:change-id="ct503757776"/>2<text:change-end text:change-id="ct503757776"/> Space 0xFE<text:line-break/>0x2<text:change text:change-id="ct129302992"/><text:change-start text:change-id="ct129331904"/>3<text:change-end text:change-id="ct129331904"/> Space 0xFF </text:p>
          </table:table-cell>
          <table:table-cell table:style-name="Table7.A2" table:number-columns-spanned="4" office:value-type="string">
            <text:p text:style-name="P4">Starting Address</text:p>
          </table:table-cell>
          <table:covered-table-cell/>
          <table:covered-table-cell/>
          <table:covered-table-cell/>
          <table:table-cell table:style-name="Table7.A2" office:value-type="string">
            <text:p text:style-name="P4">Address Space</text:p>
          </table:table-cell>
          <table:table-cell table:style-name="Table7.H2" office:value-type="string">
            <text:p text:style-name="P4">Stream Definition Info</text:p>
          </table:table-cell>
        </table:table-row>
      </table:table>
      <text:p text:style-name="Standard"><text:soft-page-break/></text:p>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3">Byte 0</text:p>
            </table:table-cell>
            <table:table-cell table:style-name="Table9.A1" office:value-type="string">
              <text:p text:style-name="P13">Byte 1</text:p>
            </table:table-cell>
            <table:table-cell table:style-name="Table9.A1" office:value-type="string">
              <text:p text:style-name="P13">Byte 2</text:p>
            </table:table-cell>
            <table:table-cell table:style-name="Table9.A1" office:value-type="string">
              <text:p text:style-name="P13">Byte 3</text:p>
            </table:table-cell>
            <table:table-cell table:style-name="Table9.A1" office:value-type="string">
              <text:p text:style-name="P13">Byte 4</text:p>
            </table:table-cell>
            <table:table-cell table:style-name="Table9.A1" office:value-type="string">
              <text:p text:style-name="P13">Byte 5</text:p>
            </table:table-cell>
            <table:table-cell table:style-name="Table9.A1" office:value-type="string">
              <text:p text:style-name="P13">Byte 6<text:line-break/>(Optional)</text:p>
            </table:table-cell>
            <table:table-cell table:style-name="Table9.H1" office:value-type="string">
              <text:p text:style-name="P13">Remainder<text:line-break/>(Optional)</text:p>
            </table:table-cell>
          </table:table-row>
        </table:table-header-rows>
        <table:table-row>
          <table:table-cell table:style-name="Table9.A2" office:value-type="string">
            <text:p text:style-name="P3">0x20</text:p>
          </table:table-cell>
          <table:table-cell table:style-name="Table9.A2" office:value-type="string">
            <text:p text:style-name="P3">0x80</text:p>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text:p>
            </table:table-cell>
            <table:table-cell table:style-name="Table10.A1" office:value-type="string">
              <text:p text:style-name="P13">Byte 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H1" office:value-type="string">
              <text:p text:style-name="P13">Remainder<text:line-break/>(Optional)</text:p>
            </table:table-cell>
          </table:table-row>
        </table:table-header-rows>
        <table:table-row>
          <table:table-cell table:style-name="Table10.A2" office:value-type="string">
            <text:p text:style-name="P3">0x20</text:p>
          </table:table-cell>
          <table:table-cell table:style-name="Table10.A2" office:value-type="string">
            <text:p text:style-name="P3">0x82</text:p>
          </table:table-cell>
          <table:table-cell table:style-name="Table10.A2" table:number-columns-spanned="2" office:value-type="string">
            <text:p text:style-name="P3">Available Commands</text:p>
          </table:table-cell>
          <table:covered-table-cell/>
          <table:table-cell table:style-name="Table10.A2" office:value-type="string">
            <text:p text:style-name="P3">Write Lengths</text:p>
          </table:table-cell>
          <table:table-cell table:style-name="Table10.A2" office:value-type="string">
            <text:p text:style-name="P3">Highest Address Space</text:p>
          </table:table-cell>
          <table:table-cell table:style-name="Table10.A2" office:value-type="string">
            <text:p text:style-name="P3">Lowest Address Space</text:p>
          </table:table-cell>
          <table:table-cell table:style-name="Table10.H2" office:value-type="string">
            <text:p text:style-name="P3">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A1" office:value-type="string">
              <text:p text:style-name="P13">Byte 2</text:p>
            </table:table-cell>
            <table:table-cell table:style-name="Table11.A1" office:value-type="string">
              <text:p text:style-name="P13">Byte 3</text:p>
            </table:table-cell>
            <table:table-cell table:style-name="Table11.A1" office:value-type="string">
              <text:p text:style-name="P13">Byte 4</text:p>
            </table:table-cell>
            <table:table-cell table:style-name="Table11.A1" office:value-type="string">
              <text:p text:style-name="P13">Byte 5</text:p>
            </table:table-cell>
            <table:table-cell table:style-name="Table11.A1" office:value-type="string">
              <text:p text:style-name="P13">Byte 6</text:p>
            </table:table-cell>
            <table:table-cell table:style-name="Table11.H1" office:value-type="string">
              <text:p text:style-name="P13">Remainder</text:p>
            </table:table-cell>
          </table:table-row>
        </table:table-header-rows>
        <table:table-row>
          <table:table-cell table:style-name="Table11.A2" office:value-type="string">
            <text:p text:style-name="P3">0x20</text:p>
          </table:table-cell>
          <table:table-cell table:style-name="Table11.A2" office:value-type="string">
            <text:p text:style-name="P3">0x84</text:p>
          </table:table-cell>
          <table:table-cell table:style-name="Table11.A2" office:value-type="string">
            <text:p text:style-name="P3">Address Space</text:p>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H2" office:value-type="string">
            <text:p text:style-name="P3"/>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3">Byte 0</text:p>
            </table:table-cell>
            <table:table-cell table:style-name="Table12.A1" office:value-type="string">
              <text:p text:style-name="P13">Byte 1</text:p>
            </table:table-cell>
            <table:table-cell table:style-name="Table12.A1" office:value-type="string">
              <text:p text:style-name="P13">Byte 2</text:p>
            </table:table-cell>
            <table:table-cell table:style-name="Table12.A1" office:value-type="string">
              <text:p text:style-name="P13">Byte 3</text:p>
            </table:table-cell>
            <table:table-cell table:style-name="Table12.A1" office:value-type="string">
              <text:p text:style-name="P13">Byte 4</text:p>
            </table:table-cell>
            <table:table-cell table:style-name="Table12.A1" office:value-type="string">
              <text:p text:style-name="P13">Byte 5</text:p>
            </table:table-cell>
            <table:table-cell table:style-name="Table12.A1" office:value-type="string">
              <text:p text:style-name="P13">Byte 6</text:p>
            </table:table-cell>
            <table:table-cell table:style-name="Table12.A1" office:value-type="string">
              <text:p text:style-name="P13">Byte 7</text:p>
            </table:table-cell>
            <table:table-cell table:style-name="Table12.A1" office:value-type="string">
              <text:p text:style-name="P13">Byte 8</text:p>
            </table:table-cell>
            <table:table-cell table:style-name="Table12.A1" office:value-type="string">
              <text:p text:style-name="P13">Byte 9</text:p>
            </table:table-cell>
            <table:table-cell table:style-name="Table12.A1" office:value-type="string">
              <text:p text:style-name="P13">Byte 10</text:p>
            </table:table-cell>
            <table:table-cell table:style-name="Table12.A1" office:value-type="string">
              <text:p text:style-name="P13">Byte 11</text:p>
            </table:table-cell>
            <table:table-cell table:style-name="Table12.M1" office:value-type="string">
              <text:p text:style-name="P13">Byte 12</text:p>
            </table:table-cell>
          </table:table-row>
        </table:table-header-rows>
        <table:table-row>
          <table:table-cell table:style-name="Table12.A2" office:value-type="string">
            <text:p text:style-name="P3">0x20</text:p>
          </table:table-cell>
          <table:table-cell table:style-name="Table12.A2" office:value-type="string">
            <text:p text:style-name="P3">0x86</text:p>
          </table:table-cell>
          <table:table-cell table:style-name="Table12.A2" office:value-type="string">
            <text:p text:style-name="P3">Address Space</text:p>
          </table:table-cell>
          <table:table-cell table:style-name="Table12.A2" table:number-columns-spanned="4" office:value-type="string">
            <text:p text:style-name="P3">Highest Address</text:p>
          </table:table-cell>
          <table:covered-table-cell/>
          <table:covered-table-cell/>
          <table:covered-table-cell/>
          <table:table-cell table:style-name="Table12.A2" office:value-type="string">
            <text:p text:style-name="P3">Flags</text:p>
          </table:table-cell>
          <table:table-cell table:style-name="Table12.A2" table:number-columns-spanned="4" office:value-type="string">
            <text:p text:style-name="P3">Lowest Address</text:p>
          </table:table-cell>
          <table:covered-table-cell/>
          <table:covered-table-cell/>
          <table:covered-table-cell/>
          <table:table-cell table:style-name="Table12.M2" office:value-type="string">
            <text:p text:style-name="P3">Description</text:p>
          </table:table-cell>
        </table:table-row>
      </table:table>
      <text:p text:style-name="Standard"/>
      <text:h text:style-name="Heading_20_3" text:outline-level="3">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3">Byte 0</text:p>
            </table:table-cell>
            <table:table-cell table:style-name="Table13.A1" office:value-type="string">
              <text:p text:style-name="P13">Byte 1</text:p>
            </table:table-cell>
            <table:table-cell table:style-name="Table13.A1" office:value-type="string">
              <text:p text:style-name="P13">Byte 2</text:p>
            </table:table-cell>
            <table:table-cell table:style-name="Table13.A1" office:value-type="string">
              <text:p text:style-name="P13">Byte 3</text:p>
            </table:table-cell>
            <table:table-cell table:style-name="Table13.A1" office:value-type="string">
              <text:p text:style-name="P13">Byte 4</text:p>
            </table:table-cell>
            <table:table-cell table:style-name="Table13.A1" office:value-type="string">
              <text:p text:style-name="P13">Byte 5</text:p>
            </table:table-cell>
            <table:table-cell table:style-name="Table13.A1" office:value-type="string">
              <text:p text:style-name="P13">Byte 6</text:p>
            </table:table-cell>
            <table:table-cell table:style-name="Table13.H1" office:value-type="string">
              <text:p text:style-name="P13">Remainder</text:p>
            </table:table-cell>
          </table:table-row>
        </table:table-header-rows>
        <table:table-row>
          <table:table-cell table:style-name="Table13.A2" office:value-type="string">
            <text:p text:style-name="P3">0x20</text:p>
          </table:table-cell>
          <table:table-cell table:style-name="Table13.A2" office:value-type="string">
            <text:p text:style-name="P3">0xA1</text:p>
          </table:table-cell>
          <table:table-cell table:style-name="Table13.A2" office:value-type="string">
            <text:p text:style-name="P3">Address Space</text:p>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H2" office:value-type="string">
            <text:p text:style-name="P3"/>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3">Byte 0</text:p>
            </table:table-cell>
            <table:table-cell table:style-name="Table14.A1" office:value-type="string">
              <text:p text:style-name="P13">Byte 1</text:p>
            </table:table-cell>
            <table:table-cell table:style-name="Table14.A1" office:value-type="string">
              <text:p text:style-name="P13">Byte 2</text:p>
            </table:table-cell>
            <table:table-cell table:style-name="Table14.A1" office:value-type="string">
              <text:p text:style-name="P13">Byte 3</text:p>
            </table:table-cell>
            <table:table-cell table:style-name="Table14.A1" office:value-type="string">
              <text:p text:style-name="P13">Byte 4</text:p>
            </table:table-cell>
            <table:table-cell table:style-name="Table14.A1" office:value-type="string">
              <text:p text:style-name="P13">Byte 5</text:p>
            </table:table-cell>
            <table:table-cell table:style-name="Table14.A1" office:value-type="string">
              <text:p text:style-name="P13">Byte 6</text:p>
            </table:table-cell>
            <table:table-cell table:style-name="Table14.H1" office:value-type="string">
              <text:p text:style-name="P13">Remainder</text:p>
            </table:table-cell>
          </table:table-row>
        </table:table-header-rows>
        <table:table-row>
          <table:table-cell table:style-name="Table14.A2" office:value-type="string">
            <text:p text:style-name="P3">0x20</text:p>
          </table:table-cell>
          <table:table-cell table:style-name="Table14.A2" office:value-type="string">
            <text:p text:style-name="P3">0xA0</text:p>
          </table:table-cell>
          <table:table-cell table:style-name="Table14.A2" office:value-type="string">
            <text:p text:style-name="P3">Address Space</text:p>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H2" office:value-type="string">
            <text:p text:style-name="P3"/>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3">Byte 0</text:p>
            </table:table-cell>
            <table:table-cell table:style-name="Table15.A1" office:value-type="string">
              <text:p text:style-name="P13">Byte 1</text:p>
            </table:table-cell>
            <table:table-cell table:style-name="Table15.A1" office:value-type="string">
              <text:p text:style-name="P13">Byte 2</text:p>
            </table:table-cell>
            <table:table-cell table:style-name="Table15.A1" office:value-type="string">
              <text:p text:style-name="P13">Byte 3</text:p>
            </table:table-cell>
            <table:table-cell table:style-name="Table15.A1" office:value-type="string">
              <text:p text:style-name="P13">Byte 4</text:p>
            </table:table-cell>
            <table:table-cell table:style-name="Table15.A1" office:value-type="string">
              <text:p text:style-name="P13">Byte 5</text:p>
            </table:table-cell>
            <table:table-cell table:style-name="Table15.A1" office:value-type="string">
              <text:p text:style-name="P13">Byte 6</text:p>
            </table:table-cell>
            <table:table-cell table:style-name="Table15.H1" office:value-type="string">
              <text:p text:style-name="P13">Byte 7</text:p>
            </table:table-cell>
          </table:table-row>
        </table:table-header-rows>
        <table:table-row>
          <table:table-cell table:style-name="Table15.A2" office:value-type="string">
            <text:p text:style-name="P3">0x20</text:p>
          </table:table-cell>
          <table:table-cell table:style-name="Table15.A2" office:value-type="string">
            <text:p text:style-name="P3">0x88</text:p>
          </table:table-cell>
          <table:table-cell table:style-name="Table15.C2" table:number-columns-spanned="6" office:value-type="string">
            <text:p text:style-name="P4">Reserving Node ID</text:p>
          </table:table-cell>
          <table:covered-table-cell/>
          <table:covered-table-cell/>
          <table:covered-table-cell/>
          <table:covered-table-cell/>
          <table:covered-table-cell/>
        </table:table-row>
      </table:table>
      <text:p text:style-name="Standard"><text:soft-page-break/></text:p>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3">Byte 0</text:p>
            </table:table-cell>
            <table:table-cell table:style-name="Table16.A1" office:value-type="string">
              <text:p text:style-name="P13">Byte 1</text:p>
            </table:table-cell>
            <table:table-cell table:style-name="Table16.A1" office:value-type="string">
              <text:p text:style-name="P13">Byte 2</text:p>
            </table:table-cell>
            <table:table-cell table:style-name="Table16.A1" office:value-type="string">
              <text:p text:style-name="P13">Byte 3</text:p>
            </table:table-cell>
            <table:table-cell table:style-name="Table16.A1" office:value-type="string">
              <text:p text:style-name="P13">Byte 4</text:p>
            </table:table-cell>
            <table:table-cell table:style-name="Table16.A1" office:value-type="string">
              <text:p text:style-name="P13">Byte 5</text:p>
            </table:table-cell>
            <table:table-cell table:style-name="Table16.A1" office:value-type="string">
              <text:p text:style-name="P13">Byte 6</text:p>
            </table:table-cell>
            <table:table-cell table:style-name="Table16.H1" office:value-type="string">
              <text:p text:style-name="P13">Byte 7</text:p>
            </table:table-cell>
          </table:table-row>
        </table:table-header-rows>
        <table:table-row>
          <table:table-cell table:style-name="Table16.A2" office:value-type="string">
            <text:p text:style-name="P3">0x20</text:p>
          </table:table-cell>
          <table:table-cell table:style-name="Table16.A2" office:value-type="string">
            <text:p text:style-name="P3">0x8A</text:p>
          </table:table-cell>
          <table:table-cell table:style-name="Table16.C2" table:number-columns-spanned="6" office:value-type="string">
            <text:p text:style-name="P4">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3">Byte 0</text:p>
            </table:table-cell>
            <table:table-cell table:style-name="Table17.A1" office:value-type="string">
              <text:p text:style-name="P13">Byte 1</text:p>
            </table:table-cell>
            <table:table-cell table:style-name="Table17.C1" office:value-type="string">
              <text:p text:style-name="P13">Byte 2</text:p>
            </table:table-cell>
          </table:table-row>
        </table:table-header-rows>
        <table:table-row>
          <table:table-cell table:style-name="Table17.A2" office:value-type="string">
            <text:p text:style-name="P3">0x20</text:p>
          </table:table-cell>
          <table:table-cell table:style-name="Table17.A2" office:value-type="string">
            <text:p text:style-name="P3">0x8C</text:p>
          </table:table-cell>
          <table:table-cell table:style-name="Table17.C2" office:value-type="string">
            <text:p text:style-name="P3">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3">Byte 0</text:p>
            </table:table-cell>
            <table:table-cell table:style-name="Table18.A1" office:value-type="string">
              <text:p text:style-name="P13">Byte 1</text:p>
            </table:table-cell>
            <table:table-cell table:style-name="Table18.C1" office:value-type="string">
              <text:p text:style-name="P13">Remainder</text:p>
            </table:table-cell>
          </table:table-row>
        </table:table-header-rows>
        <table:table-row>
          <table:table-cell table:style-name="Table18.A2" office:value-type="string">
            <text:p text:style-name="P3">0x20</text:p>
          </table:table-cell>
          <table:table-cell table:style-name="Table18.A2" office:value-type="string">
            <text:p text:style-name="P3">0x8D</text:p>
          </table:table-cell>
          <table:table-cell table:style-name="Table18.C2" office:value-type="string">
            <text:p text:style-name="P3">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3">Byte 0</text:p>
            </table:table-cell>
            <table:table-cell table:style-name="Table19.B1" office:value-type="string">
              <text:p text:style-name="P13">Byte 1</text:p>
            </table:table-cell>
          </table:table-row>
        </table:table-header-rows>
        <table:table-row>
          <table:table-cell table:style-name="Table19.A2" office:value-type="string">
            <text:p text:style-name="P3">0x20</text:p>
          </table:table-cell>
          <table:table-cell table:style-name="Table19.B2" office:value-type="string">
            <text:p text:style-name="P3">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3">Byte 0</text:p>
            </table:table-cell>
            <table:table-cell table:style-name="Table20.B1" office:value-type="string">
              <text:p text:style-name="P13">Byte 1</text:p>
            </table:table-cell>
          </table:table-row>
        </table:table-header-rows>
        <table:table-row>
          <table:table-cell table:style-name="Table20.A2" office:value-type="string">
            <text:p text:style-name="P3">0x20</text:p>
          </table:table-cell>
          <table:table-cell table:style-name="Table20.B2" office:value-type="string">
            <text:p text:style-name="P3">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3">Byte 0</text:p>
            </table:table-cell>
            <table:table-cell table:style-name="Table21.B1" office:value-type="string">
              <text:p text:style-name="P13">Byte 1</text:p>
            </table:table-cell>
          </table:table-row>
        </table:table-header-rows>
        <table:table-row>
          <table:table-cell table:style-name="Table21.A2" office:value-type="string">
            <text:p text:style-name="P3">0x20</text:p>
          </table:table-cell>
          <table:table-cell table:style-name="Table21.B2" office:value-type="string">
            <text:p text:style-name="P3">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3">Byte 0</text:p>
            </table:table-cell>
            <table:table-cell table:style-name="Table22.A1" office:value-type="string">
              <text:p text:style-name="P13">Byte 1</text:p>
            </table:table-cell>
            <table:table-cell table:style-name="Table22.A1" office:value-type="string">
              <text:p text:style-name="P13">Byte 2</text:p>
            </table:table-cell>
            <table:table-cell table:style-name="Table22.A1" office:value-type="string">
              <text:p text:style-name="P13">Byte 3</text:p>
            </table:table-cell>
            <table:table-cell table:style-name="Table22.A1" office:value-type="string">
              <text:p text:style-name="P13">Byte 4</text:p>
            </table:table-cell>
            <table:table-cell table:style-name="Table22.A1" office:value-type="string">
              <text:p text:style-name="P13">Byte 5</text:p>
            </table:table-cell>
            <table:table-cell table:style-name="Table22.A1" office:value-type="string">
              <text:p text:style-name="P13">Byte 6</text:p>
            </table:table-cell>
            <table:table-cell table:style-name="Table22.H1" office:value-type="string">
              <text:p text:style-name="P13">Byte 7</text:p>
            </table:table-cell>
          </table:table-row>
        </table:table-header-rows>
        <table:table-row>
          <table:table-cell table:style-name="Table22.A2" office:value-type="string">
            <text:p text:style-name="P3">0x20</text:p>
          </table:table-cell>
          <table:table-cell table:style-name="Table22.A2" office:value-type="string">
            <text:p text:style-name="P3">0xAA</text:p>
          </table:table-cell>
          <table:table-cell table:style-name="Table22.C2" table:number-columns-spanned="6" office:value-type="string">
            <text:p text:style-name="P3">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text:change-start text:change-id="ct482588944"/>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Standard"><text:soft-page-break/>If the interval is provided and has elapsed without a Read Reply message being returned, the node requesting the Read operation may, but is not required to, repeat the request.</text:p>
      <text:p text:style-name="Standard"><text:change-end text:change-id="ct482588944"/>Attempts to read from an invalid location, either outside the available address range in an valid address space, or from an invalid address space, still require a return<text:change-start text:change-id="ct482590928"/>ing a Read Reply<text:change-end text:change-id="ct482590928"/><text:change text:change-id="ct482591024"/>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Write, Write-Reply</text:h>
      <text:p text:style-name="Standard">If the write operation can be done immediately and succeeds, only the <text:change text:change-id="ct482650368"/><text:change-start text:change-id="ct482650464"/>Datagram Received OK<text:change-end text:change-id="ct482650464"/> <text:change-start text:change-id="ct482650592"/>message <text:change-end text:change-id="ct482650592"/>reply to the Write Command datagram is returned.<text:change-start text:change-id="ct482590688"/> The Reply Pending bit is not set in that reply.<text:change-end text:change-id="ct482590688"/></text:p>
      <text:p text:style-name="Standard">If the write operation takes time, or fails immediately, the <text:change text:change-id="ct482591120"/><text:change-start text:change-id="ct482591248"/>Datagram Received OK message<text:change-end text:change-id="ct482591248"/> reply to the Write Command datagram shall carry the Reply Pending bit set. <text:change-start text:change-id="ct482657152"/>The receiving node may, but is not required to, include a specific timeout interval in the Datagram Received OK message. <text:change-end text:change-id="ct482657152"/>This is followed later by <text:change-start text:change-id="ct482657248"/>the receiving node sending <text:change-end text:change-id="ct482657248"/>a Write Reply datagram with either OK or Fail set. If Fail is set, the error code shall be included. The optional message string may be, but is not required to be, included.<text:change-start text:change-id="ct482657424"/></text:p>
      <text:p text:style-name="Standard">If a timeout interval was provided and has elapsed without a Write Reply message being returned, the node requesting the Write operation may, but is not required to, repeat the request.<text:change-end text:change-id="ct482657424"/></text:p>
      <text:h text:style-name="Heading_20_3" text:outline-level="3"><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5607156399391118609" text:style-name="L3">
        <text:list-item>
          <text:p text:style-name="P24">Available operations mask (2 bytes, bit coded): Indicate which operations are available so the using software can know whether convenience operations (which are not possible on some hardware) are available.</text:p>
          <text:list>
            <text:list-item>
              <text:p text:style-name="P24">0x8000 Write under mask supported</text:p>
            </text:list-item>
            <text:list-item>
              <text:p text:style-name="P24">0x4000 Unaligned reads supported. If not set, reads have to start on an address with the low bits, as given by the data size, all zero. For example a 4-byte write must have the low two address bits zero.</text:p>
            </text:list-item>
            <text:list-item>
              <text:p text:style-name="P24">0x2000 Unaligned writes supported. If not set, reads have to start on an address with the low bits, as given by the data size, all zero. For example a 4-byte write must have the low two address bits zero.</text:p>
            </text:list-item>
            <text:list-item>
              <text:p text:style-name="P24"><text:soft-page-break/>0x0800 Read from address space 0xFC available (this is the manufacturer part of Abbreviated CDI)</text:p>
            </text:list-item>
            <text:list-item>
              <text:p text:style-name="P24">0x0400 Read from address space 0xFB available (this is the user-entered part of Abbreviated CDI)</text:p>
            </text:list-item>
            <text:list-item>
              <text:p text:style-name="P24">0x0200 Write to address space 0xFB available (this is the user-entered part of Abbreviated CDI)</text:p>
            </text:list-item>
            <text:list-item>
              <text:p text:style-name="P24">Others reserved, must be ignored on receipt and sent as zero.</text:p>
            </text:list-item>
          </text:list>
        </text:list-item>
        <text:list-item>
          <text:p text:style-name="P24">Write lengths supported (One byte, bit coded): (provided for devices that can only write certain sizes to memory) (at least one bit must be set)</text:p>
          <text:list>
            <text:list-item>
              <text:p text:style-name="P24">0x80 1 byte write</text:p>
            </text:list-item>
            <text:list-item>
              <text:p text:style-name="P24">0x40 2 byte write</text:p>
            </text:list-item>
            <text:list-item>
              <text:p text:style-name="P24">0x20 4 byte writes</text:p>
            </text:list-item>
            <text:list-item>
              <text:p text:style-name="P24">0x10 64 byte writes (full datagram, but not 63 bytes or arbitrary length, just exactly 64)</text:p>
            </text:list-item>
            <text:list-item>
              <text:p text:style-name="P24">0x02 arbitrary writes of any length OK</text:p>
            </text:list-item>
            <text:list-item>
              <text:p text:style-name="P24">0x01 stream writes supported (stream support will identify buffer size)</text:p>
            </text:list-item>
            <text:list-item>
              <text:p text:style-name="P24">Others reserved, must be ignored on receipt and sent as zero.</text:p>
            </text:list-item>
          </text:list>
        </text:list-item>
      </text:list>
      <text:list xml:id="list7310431081350192757" text:style-name="L4">
        <text:list-item>
          <text:p text:style-name="P25">Highest Address Space (byte): Highest number space available. Not all up to that need be available, but sparse allocation will slow down the process as “Get Address Space Information” is needed to determine whether they are present.</text:p>
        </text:list-item>
      </text:list>
      <text:list xml:id="list7486959512204295216" text:style-name="L5">
        <text:list-item>
          <text:p text:style-name="P26">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enquire about the address spaces in the being-configured node. Whether or not the address space is present, a reply is required.</text:p>
      <text:list xml:id="list1345495934869338722" text:style-name="L6">
        <text:list-item>
          <text:p text:style-name="P27">Present: This is carried in the lowest bit of the command byte, just below the reply bit</text:p>
          <text:list>
            <text:list-item>
              <text:p text:style-name="P27">0x01 == 1: Present. == 0 not present.</text:p>
            </text:list-item>
          </text:list>
        </text:list-item>
        <text:list-item>
          <text:p text:style-name="P27">Space ID – provided to identify request this reply is in response to</text:p>
        </text:list-item>
        <text:list-item>
          <text:p text:style-name="P27"><text:soft-page-break/>Highest Address (4 bytes)</text:p>
        </text:list-item>
        <text:list-item>
          <text:p text:style-name="P27">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7">Lowest Address (4 bytes) – optional, omit if zero, as that will let reply fit in single CAN frame; if present, “non-zero lowest address” bit in prior byte must be 1.</text:p>
        </text:list-item>
        <text:list-item>
          <text:p text:style-name="P27">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ext:soft-page-break/>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Protocol (Normative)<text:tab/>1</text:p>
          <text:p text:style-name="P20"><text:s/>4.1 Address Space Size<text:tab/>1</text:p>
          <text:p text:style-name="P20"><text:s/>4.2 Address Space Selection<text:tab/>1</text:p>
          <text:p text:style-name="P20"><text:s/>4.3 Message Formats<text:tab/>2</text:p>
          <text:p text:style-name="P21"><text:s/>4.3.1 Read Command<text:tab/>2</text:p>
          <text:p text:style-name="P21"><text:s/>4.3.2 Read Reply<text:tab/>2</text:p>
          <text:p text:style-name="P21"><text:s/>4.3.3 Read Stream Command<text:tab/>2</text:p>
          <text:p text:style-name="P21"><text:s/>4.3.4 Write Command<text:tab/>3</text:p>
          <text:p text:style-name="P21"><text:s/>4.3.5 Write Reply<text:tab/>3</text:p>
          <text:p text:style-name="P21"><text:s/>4.3.6 Write Under Mask Command<text:tab/>3</text:p>
          <text:p text:style-name="P21"><text:s/>4.3.7 Write Stream Command<text:tab/>3</text:p>
          <text:p text:style-name="P21"><text:s/>4.3.8 Get Configuration Options Command<text:tab/>4</text:p>
          <text:p text:style-name="P21"><text:s/>4.3.9 Get Configuration Reply<text:tab/>4</text:p>
          <text:p text:style-name="P21"><text:s/>4.3.10 Get Address Space Information Command<text:tab/>4</text:p>
          <text:p text:style-name="P21"><text:s/>4.3.11 Get Address Space Information Reply<text:tab/>4</text:p>
          <text:p text:style-name="P21"><text:s/>4.3.12 Freeze Command<text:tab/>4</text:p>
          <text:p text:style-name="P21"><text:s/>4.3.13 Unfreeze Command<text:tab/>4</text:p>
          <text:p text:style-name="P21"><text:s/>4.3.14 Lock/Reserve Command<text:tab/>4</text:p>
          <text:p text:style-name="P21"><text:soft-page-break/><text:s/>4.3.15 Lock/Reserve Reply<text:tab/>5</text:p>
          <text:p text:style-name="P21"><text:s/>4.3.16 Get Unique ID Command<text:tab/>5</text:p>
          <text:p text:style-name="P21"><text:s/>4.3.17 Get Unique ID Reply<text:tab/>5</text:p>
          <text:p text:style-name="P21"><text:s/>4.3.18 Indicate Command<text:tab/>5</text:p>
          <text:p text:style-name="P21"><text:s/>4.3.19 Update Complete Command<text:tab/>5</text:p>
          <text:p text:style-name="P21"><text:s/>4.3.20 Reset/Reboot Command<text:tab/>5</text:p>
          <text:p text:style-name="P21"><text:s/>4.3.21 Reinitialize/Factory Reset Command<text:tab/>5</text:p>
          <text:p text:style-name="P20"><text:s/>4.4 Operations<text:tab/>5</text:p>
          <text:p text:style-name="P21"><text:s/>4.4.1 Read, Read-Reply<text:tab/>5</text:p>
          <text:p text:style-name="P21"><text:s/>4.4.2 Write, Write-Reply<text:tab/>6</text:p>
          <text:p text:style-name="P21"><text:s/>4.4.3 Get Configuration Options Reply<text:tab/>6</text:p>
          <text:p text:style-name="P21"><text:s/>4.4.4 Get Address Space Information Reply<text:tab/>7</text:p>
          <text:p text:style-name="P21"><text:s/>4.4.5 Lock/Reserve and Freeze/Unfreeze<text:tab/>8</text:p>
          <text:p text:style-name="P21"><text:s/>4.4.6 Get Unique EventID<text:tab/>8</text:p>
          <text:p text:style-name="P21"><text:s/>4.4.7 Update Complete/Reset/Reboot/Reinitialize<text:tab/>8</text:p>
          <text:p text:style-name="P21"><text:s/>4.4.8 Indicate<text:tab/>9</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3-04-20T20:16:22.99">Apr 20,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20T20:16:22.99">Apr 20,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3-04-20T20:16:22.99">Apr 20,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3</meta:editing-cycles>
    <meta:editing-duration>PT17H59M28S</meta:editing-duration>
    <meta:generator>OpenOffice.org/3.4.1$Unix OpenOffice.org_project/341m1$Build-9593</meta:generator>
    <dc:date>2013-04-20T20:16:23</dc:date>
    <dc:creator>Bob Jacobsen</dc:creator>
    <meta:document-statistic meta:table-count="22" meta:image-count="1" meta:object-count="0" meta:page-count="10" meta:paragraph-count="433" meta:word-count="3309" meta:character-count="19012"/>
    <meta:user-defined meta:name="Info 1"/>
    <meta:user-defined meta:name="Info 2"/>
    <meta:user-defined meta:name="Info 3"/>
    <meta:user-defined meta:name="Info 4"/>
  </office:meta>
</office:document-meta>
</file>